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de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<text:s/>- 2</text:p>
      <text:p text:style-name="P1"/>
      <text:p text:style-name="P2">Que.1 Which field of Customers tables is the Primary Key?</text:p>
      <text:p text:style-name="P1">Ans- The field of the Primary Key is Cnum for Customers table.</text:p>
      <text:p text:style-name="P1"/>
      <text:p text:style-name="P2">Que-2 What is the 4th column of Customers table?</text:p>
      <text:p text:style-name="P1">Ans- Rating is 4th column of customers table.</text:p>
      <text:p text:style-name="P1"/>
      <text:p text:style-name="P2">Que-3 What is another word for row? For Column?</text:p>
      <text:p text:style-name="P1">Ans- <text:s/>Row is known as record,tuple &amp; column is known as atribute.</text:p>
      <text:p text:style-name="P1"/>
      <text:p text:style-name="P2">Que-4 Why isn’t it possible to see the first five rows of table?</text:p>
      <text:p text:style-name="P1">Ans- Because, row inside table are scattered (fragmanted) all over databse hard disk, so while <text:span text:style-name="T1">we query the table to show all the data inside it. The order of the rows is depends upon the address on which they have got saved inside the hard-disk and the order is always ascend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57:41.674547088</meta:creation-date>
    <dc:date>2023-09-12T17:02:17.534174868</dc:date>
    <meta:editing-duration>PT4M37S</meta:editing-duration>
    <meta:editing-cycles>1</meta:editing-cycles>
    <meta:document-statistic meta:table-count="0" meta:image-count="0" meta:object-count="0" meta:page-count="1" meta:paragraph-count="9" meta:word-count="127" meta:character-count="683" meta:non-whitespace-character-count="563"/>
    <meta:generator>LibreOffice/7.3.5.2$Linux_X86_64 LibreOffice_project/30$Build-2</meta:generator>
  </office:meta>
</office:document-meta>
</file>